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5.863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5.863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5.863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5.863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5.863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ntarell" fo:font-size="12pt" fo:language="de" fo:country="AT" officeooo:rsid="00055337" officeooo:paragraph-rsid="00055337" style:font-size-asian="10.5pt" style:font-size-complex="12pt"/>
    </style:style>
    <style:style style:name="P2" style:family="paragraph" style:parent-style-name="Standard">
      <style:text-properties style:font-name="Cantarell" fo:font-size="12pt" fo:language="de" fo:country="AT" officeooo:rsid="00055337" officeooo:paragraph-rsid="0015d82a" style:font-size-asian="10.5pt" style:font-size-complex="12pt"/>
    </style:style>
    <style:style style:name="P3" style:family="paragraph" style:parent-style-name="Standard">
      <style:text-properties style:font-name="Cantarell" fo:font-size="12pt" fo:language="de" fo:country="AT" officeooo:rsid="00055337" officeooo:paragraph-rsid="00172b21" style:font-size-asian="10.5pt" style:font-size-complex="12pt"/>
    </style:style>
    <style:style style:name="P4" style:family="paragraph" style:parent-style-name="Standard">
      <style:text-properties style:font-name="Cantarell" fo:font-size="12pt" fo:language="de" fo:country="AT" officeooo:rsid="00055337" officeooo:paragraph-rsid="00185dae" style:font-size-asian="10.5pt" style:font-size-complex="12pt"/>
    </style:style>
    <style:style style:name="P5" style:family="paragraph" style:parent-style-name="Standard">
      <style:text-properties style:font-name="Cantarell" fo:font-size="12pt" fo:language="de" fo:country="AT" officeooo:rsid="0013c6a3" officeooo:paragraph-rsid="0013c6a3" style:font-size-asian="10.5pt" style:font-size-complex="12pt"/>
    </style:style>
    <style:style style:name="P6" style:family="paragraph" style:parent-style-name="Standard">
      <style:text-properties style:font-name="Cantarell" fo:font-size="12pt" fo:language="de" fo:country="AT" officeooo:rsid="00172b21" officeooo:paragraph-rsid="00172b21" style:font-size-asian="10.5pt" style:font-size-complex="12pt"/>
    </style:style>
    <style:style style:name="P7" style:family="paragraph" style:parent-style-name="Standard">
      <style:text-properties style:font-name="Cantarell" fo:font-size="12pt" fo:language="de" fo:country="AT" officeooo:rsid="00185dae" officeooo:paragraph-rsid="00185dae" style:font-size-asian="10.5pt" style:font-size-complex="12pt"/>
    </style:style>
    <style:style style:name="P8" style:family="paragraph" style:parent-style-name="Standard">
      <style:text-properties style:font-name="Cantarell" fo:font-size="12pt" fo:language="de" fo:country="AT" fo:font-weight="bold" officeooo:rsid="0013c6a3" officeooo:paragraph-rsid="0013c6a3" style:font-size-asian="10.5pt" style:font-weight-asian="bold" style:font-size-complex="12pt" style:font-weight-complex="bold"/>
    </style:style>
    <style:style style:name="P9" style:family="paragraph" style:parent-style-name="Standard">
      <style:text-properties style:font-name="Cantarell" fo:font-size="12pt" fo:language="de" fo:country="AT" fo:font-weight="bold" officeooo:rsid="0013c6a3" officeooo:paragraph-rsid="0015d82a" style:font-size-asian="10.5pt" style:font-weight-asian="bold" style:font-size-complex="12pt" style:font-weight-complex="bold"/>
    </style:style>
    <style:style style:name="P10" style:family="paragraph" style:parent-style-name="Standard">
      <style:text-properties style:font-name="Cantarell" fo:font-size="12pt" fo:language="de" fo:country="AT" fo:font-weight="bold" officeooo:rsid="0013c6a3" officeooo:paragraph-rsid="00172b21" style:font-size-asian="10.5pt" style:font-weight-asian="bold" style:font-size-complex="12pt" style:font-weight-complex="bold"/>
    </style:style>
    <style:style style:name="P11" style:family="paragraph" style:parent-style-name="Standard">
      <style:text-properties style:font-name="Cantarell" fo:font-size="12pt" fo:language="de" fo:country="AT" fo:font-weight="bold" officeooo:rsid="0013c6a3" officeooo:paragraph-rsid="00185dae" style:font-size-asian="10.5pt" style:font-weight-asian="bold" style:font-size-complex="12pt" style:font-weight-complex="bold"/>
    </style:style>
    <style:style style:name="P12" style:family="paragraph" style:parent-style-name="Standard">
      <style:text-properties style:font-name="Cantarell" fo:font-size="12pt" fo:language="de" fo:country="AT" fo:font-weight="bold" officeooo:rsid="00172b21" officeooo:paragraph-rsid="00172b21" style:font-size-asian="10.5pt" style:font-weight-asian="bold" style:font-size-complex="12pt" style:font-weight-complex="bold"/>
    </style:style>
    <style:style style:name="P13" style:family="paragraph" style:parent-style-name="Standard">
      <style:text-properties style:font-name="Cantarell" fo:font-size="12pt" fo:language="de" fo:country="AT" fo:font-weight="bold" officeooo:rsid="00172b21" officeooo:paragraph-rsid="00185dae" style:font-size-asian="10.5pt" style:font-weight-asian="bold" style:font-size-complex="12pt" style:font-weight-complex="bold"/>
    </style:style>
    <style:style style:name="P14" style:family="paragraph" style:parent-style-name="Standard">
      <style:text-properties style:font-name="Cantarell" fo:language="de" fo:country="AT" officeooo:rsid="0013c6a3" officeooo:paragraph-rsid="0013c6a3"/>
    </style:style>
    <style:style style:name="P15" style:family="paragraph" style:parent-style-name="Standard">
      <style:text-properties style:font-name="Cantarell" fo:language="de" fo:country="AT" officeooo:rsid="00143739" officeooo:paragraph-rsid="00143739"/>
    </style:style>
    <style:style style:name="P16" style:family="paragraph" style:parent-style-name="Standard">
      <style:text-properties style:font-name="Cantarell" fo:language="de" fo:country="AT" officeooo:rsid="00143739" officeooo:paragraph-rsid="00172b21"/>
    </style:style>
    <style:style style:name="P17" style:family="paragraph" style:parent-style-name="Standard">
      <style:text-properties style:font-name="Cantarell" fo:language="de" fo:country="AT" officeooo:rsid="00143739" officeooo:paragraph-rsid="00185dae"/>
    </style:style>
    <style:style style:name="P18" style:family="paragraph" style:parent-style-name="Standard">
      <style:text-properties style:font-name="Cantarell" fo:language="de" fo:country="AT" officeooo:rsid="00172b21" officeooo:paragraph-rsid="00172b21"/>
    </style:style>
    <style:style style:name="P19" style:family="paragraph" style:parent-style-name="Standard">
      <style:text-properties style:font-name="Cantarell" fo:language="de" fo:country="AT" officeooo:rsid="0017cf4b" officeooo:paragraph-rsid="0017cf4b"/>
    </style:style>
    <style:style style:name="P20" style:family="paragraph" style:parent-style-name="Standard">
      <style:text-properties style:font-name="Cantarell" fo:language="de" fo:country="AT" officeooo:rsid="00185dae" officeooo:paragraph-rsid="00185dae"/>
    </style:style>
    <style:style style:name="P21" style:family="paragraph" style:parent-style-name="Standard">
      <style:text-properties style:font-name="Cantarell" fo:language="de" fo:country="AT" officeooo:rsid="00186d65" officeooo:paragraph-rsid="00186d65"/>
    </style:style>
    <style:style style:name="P22" style:family="paragraph" style:parent-style-name="Standard">
      <style:text-properties style:font-name="Cantarell" fo:font-size="16pt" fo:language="de" fo:country="AT" officeooo:rsid="0013c6a3" officeooo:paragraph-rsid="0013c6a3" style:font-size-asian="16pt" style:font-size-complex="16pt"/>
    </style:style>
    <style:style style:name="P23" style:family="paragraph" style:parent-style-name="Standard">
      <style:text-properties style:font-name="Cantarell" fo:font-size="16pt" fo:language="de" fo:country="AT" officeooo:rsid="0015d82a" officeooo:paragraph-rsid="0015d82a" style:font-size-asian="16pt" style:font-size-complex="16pt"/>
    </style:style>
    <style:style style:name="P24" style:family="paragraph" style:parent-style-name="Standard">
      <style:text-properties style:font-name="Cantarell" fo:font-size="16pt" fo:language="de" fo:country="AT" officeooo:rsid="0015d82a" officeooo:paragraph-rsid="00172b21" style:font-size-asian="16pt" style:font-size-complex="16pt"/>
    </style:style>
    <style:style style:name="P25" style:family="paragraph" style:parent-style-name="Standard">
      <style:text-properties style:font-name="Cantarell" fo:font-size="16pt" fo:language="de" fo:country="AT" officeooo:rsid="00185dae" officeooo:paragraph-rsid="00185dae" style:font-size-asian="16pt" style:font-size-complex="16pt"/>
    </style:style>
    <style:style style:name="P26" style:family="paragraph" style:parent-style-name="Standard">
      <style:text-properties style:font-name="Cantarell" officeooo:paragraph-rsid="00172b21"/>
    </style:style>
    <style:style style:name="P27" style:family="paragraph" style:parent-style-name="Standard">
      <style:text-properties style:font-name="Cantarell" officeooo:rsid="0017cf4b" officeooo:paragraph-rsid="0017cf4b"/>
    </style:style>
    <style:style style:name="P28" style:family="paragraph" style:parent-style-name="Standard">
      <style:text-properties style:font-name="Cantarell" officeooo:rsid="00185dae" officeooo:paragraph-rsid="00185dae"/>
    </style:style>
    <style:style style:name="P29" style:family="paragraph" style:parent-style-name="Standard">
      <style:text-properties style:font-name="Cantarell" officeooo:rsid="00186d65" officeooo:paragraph-rsid="00186d65"/>
    </style:style>
    <style:style style:name="P30" style:family="paragraph" style:parent-style-name="Standard">
      <style:text-properties officeooo:paragraph-rsid="00172b21"/>
    </style:style>
    <style:style style:name="P31" style:family="paragraph" style:parent-style-name="Table_20_Contents">
      <style:text-properties style:font-name="Cantarell" fo:font-weight="bold" officeooo:rsid="00172b21" officeooo:paragraph-rsid="00172b21" style:font-weight-asian="bold" style:font-weight-complex="bold"/>
    </style:style>
    <style:style style:name="P32" style:family="paragraph" style:parent-style-name="Table_20_Contents">
      <style:text-properties style:font-name="Cantarell" fo:font-weight="bold" officeooo:rsid="00172b21" officeooo:paragraph-rsid="00185dae" style:font-weight-asian="bold" style:font-weight-complex="bold"/>
    </style:style>
    <style:style style:name="P33" style:family="paragraph" style:parent-style-name="Standard">
      <style:text-properties style:font-name="Cantarell" fo:font-size="12pt" fo:language="de" fo:country="AT" fo:font-weight="bold" officeooo:rsid="00172b21" officeooo:paragraph-rsid="00172b21" style:font-size-asian="10.5pt" style:font-weight-asian="bold" style:font-size-complex="12pt" style:font-weight-complex="bold"/>
    </style:style>
    <style:style style:name="P34" style:family="paragraph" style:parent-style-name="Standard">
      <style:text-properties style:font-name="Cantarell" fo:language="de" fo:country="AT" officeooo:rsid="00172b21" officeooo:paragraph-rsid="00172b21"/>
    </style:style>
    <style:style style:name="P35" style:family="paragraph" style:parent-style-name="Standard">
      <style:text-properties style:font-name="Cantarell" fo:language="de" fo:country="AT" officeooo:rsid="0017cf4b" officeooo:paragraph-rsid="0017cf4b"/>
    </style:style>
    <style:style style:name="P36" style:family="paragraph" style:parent-style-name="Standard">
      <style:text-properties style:font-name="Cantarell" fo:language="de" fo:country="AT" officeooo:rsid="00195b56" officeooo:paragraph-rsid="00195b56"/>
    </style:style>
    <style:style style:name="P37" style:family="paragraph" style:parent-style-name="Heading_20_1">
      <style:text-properties officeooo:rsid="0015d82a" officeooo:paragraph-rsid="0015d82a"/>
    </style:style>
    <style:style style:name="P38" style:family="paragraph" style:parent-style-name="Heading_20_1">
      <style:text-properties officeooo:rsid="0015d82a" officeooo:paragraph-rsid="00172b21"/>
    </style:style>
    <style:style style:name="P39" style:family="paragraph" style:parent-style-name="Heading_20_1">
      <style:text-properties officeooo:rsid="0015d82a" officeooo:paragraph-rsid="00185dae"/>
    </style:style>
    <style:style style:name="T1" style:family="text">
      <style:text-properties style:font-name="Cantarell" fo:font-size="12pt" fo:language="de" fo:country="AT" officeooo:rsid="00172b21" style:font-size-asian="10.5pt" style:font-size-complex="12pt"/>
    </style:style>
    <style:style style:name="T2" style:family="text">
      <style:text-properties style:font-name="Cantarell" fo:font-size="12pt" fo:language="de" fo:country="AT" officeooo:rsid="0017cf4b" style:font-size-asian="10.5pt" style:font-size-complex="12pt"/>
    </style:style>
    <style:style style:name="T3" style:family="text">
      <style:text-properties style:font-name="Cantarell" fo:font-size="12pt" fo:language="de" fo:country="AT" officeooo:rsid="00185dae" style:font-size-asian="10.5pt" style:font-size-complex="12pt"/>
    </style:style>
    <style:style style:name="T4" style:family="text">
      <style:text-properties style:font-name="Cantarell" fo:language="de" fo:country="AT"/>
    </style:style>
    <style:style style:name="T5" style:family="text">
      <style:text-properties style:font-name="Cantarell" fo:language="de" fo:country="AT" officeooo:rsid="00172b21"/>
    </style:style>
    <style:style style:name="T6" style:family="text">
      <style:text-properties style:font-name="Cantarell" fo:language="de" fo:country="AT" officeooo:rsid="0017cf4b"/>
    </style:style>
    <style:style style:name="T7" style:family="text">
      <style:text-properties style:font-name="Cantarell" fo:language="de" fo:country="AT" officeooo:rsid="00185dae"/>
    </style:style>
    <style:style style:name="T8" style:family="text">
      <style:text-properties style:font-name="Cantarell" fo:language="de" fo:country="AT" officeooo:rsid="00195b56"/>
    </style:style>
    <style:style style:name="T9" style:family="text">
      <style:text-properties style:font-name="Cantarell" fo:font-size="16pt" fo:language="de" fo:country="AT" officeooo:rsid="0015d82a" style:font-size-asian="16pt" style:font-size-complex="16pt"/>
    </style:style>
    <style:style style:name="T10" style:family="text">
      <style:text-properties style:font-name="Cantarell" fo:font-size="16pt" fo:language="de" fo:country="AT" officeooo:rsid="0017cf4b" style:font-size-asian="16pt" style:font-size-complex="16pt"/>
    </style:style>
    <style:style style:name="T11" style:family="text">
      <style:text-properties fo:language="de" fo:country="AT" officeooo:rsid="00172b21"/>
    </style:style>
    <style:style style:name="T12" style:family="text">
      <style:text-properties fo:language="de" fo:country="AT" officeooo:rsid="0017cf4b"/>
    </style:style>
    <style:style style:name="T13" style:family="text">
      <style:text-properties officeooo:rsid="00143739"/>
    </style:style>
    <style:style style:name="T14" style:family="text">
      <style:text-properties officeooo:rsid="00172b21"/>
    </style:style>
    <style:style style:name="T15" style:family="text">
      <style:text-properties officeooo:rsid="0017cf4b"/>
    </style:style>
    <style:style style:name="T16" style:family="text">
      <style:text-properties officeooo:rsid="00185dae"/>
    </style:style>
    <style:style style:name="T17" style:family="text">
      <style:text-properties officeooo:rsid="00195b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iews</text:h>
      <text:p text:style-name="P22">view_user_produkte</text:p>
      <text:p text:style-name="P1"/>
      <text:p text:style-name="P8">Name</text:p>
      <text:p text:style-name="P5">view_user_produkte</text:p>
      <text:p text:style-name="P1"/>
      <text:p text:style-name="P8">Inhalt</text:p>
      <text:p text:style-name="P5">Diese View zeigt alle Produkte, die von den Usern gerade angeboten werden. Die Verbindung wird über die Relation „Produkt_Angebot“ hergestellt. Angezeigt werden <text:span text:style-name="T13">Angebot ID, Produkt ID, Produktname, User ID des Verkäufers, sowie dessen Vor- und Nachname.</text:span></text:p>
      <text:p text:style-name="P1"/>
      <text:p text:style-name="P8">Basisrelationen</text:p>
      <text:p text:style-name="P14">Produkt</text:p>
      <text:p text:style-name="P15">Produkt_Angebot</text:p>
      <text:p text:style-name="P15">Angebot</text:p>
      <text:p text:style-name="P15">User</text:p>
      <text:h text:style-name="P37" text:outline-level="1">Procedures</text:h>
      <text:p text:style-name="P23">sp_add_ort</text:p>
      <text:p text:style-name="P2"/>
      <text:p text:style-name="P9">Name</text:p>
      <text:p text:style-name="P6">sp_add_ort</text:p>
      <text:p text:style-name="P2"/>
      <text:p text:style-name="P12">Art</text:p>
      <text:p text:style-name="P6">Procedure</text:p>
      <text:p text:style-name="P2"/>
      <text:p text:style-name="P12">Zweck</text:p>
      <text:p text:style-name="P18">Diese Procedure legt einen neuen Ort an, sollte er noch nicht existieren. Dabei werden alle nötigen Informationen über den Ort in den Parametern übergeben. Sollte der Ort bereits existiern oder erfolgreich erstellt worden sein, so wird der Primärschlüssel des Elements in den Ausgangsvariablen gespeichert.</text:p>
      <text:p text:style-name="P12"/>
      <text:p text:style-name="P12"><text:span text:style-name="T14">E</text:span>ingangsvariablen</text:p>
      <table:table table:name="Table1" table:style-name="Table1">
        <table:table-column table:style-name="Table1.A" table:number-columns-repeated="3"/>
        <table:table-row>
          <table:table-cell table:style-name="Table1.A1" office:value-type="string">
            <text:p text:style-name="P31">Name</text:p>
          </table:table-cell>
          <table:table-cell table:style-name="Table1.A1" office:value-type="string">
            <text:p text:style-name="P31">Typ</text:p>
          </table:table-cell>
          <table:table-cell table:style-name="Table1.C1" office:value-type="string">
            <text:p text:style-name="P31">Beschreibung</text:p>
          </table:table-cell>
        </table:table-row>
        <table:table-row>
          <table:table-cell table:style-name="Table1.A2" office:value-type="string">
            <text:p text:style-name="P18">l_n_plz_in</text:p>
          </table:table-cell>
          <table:table-cell table:style-name="Table1.A2" office:value-type="string">
            <text:p text:style-name="P18">NUMBER</text:p>
          </table:table-cell>
          <table:table-cell table:style-name="Table1.C2" office:value-type="string">
            <text:p text:style-name="P18">PLZ des Ortes</text:p>
          </table:table-cell>
        </table:table-row>
        <table:table-row>
          <table:table-cell table:style-name="Table1.A2" office:value-type="string">
            <text:p text:style-name="P18">l_v_ortsname_<text:span text:style-name="T15">in</text:span></text:p>
          </table:table-cell>
          <table:table-cell table:style-name="Table1.A2" office:value-type="string">
            <text:p text:style-name="P18">VARCHAR</text:p>
          </table:table-cell>
          <table:table-cell table:style-name="Table1.C2" office:value-type="string">
            <text:p text:style-name="P18">Name des Ortes</text:p>
          </table:table-cell>
        </table:table-row>
      </table:table>
      <text:p text:style-name="P16"/>
      <text:p text:style-name="P12">Ausgangsvariablen</text:p>
      <table:table table:name="Table2" table:style-name="Table2">
        <table:table-column table:style-name="Table2.A" table:number-columns-repeated="3"/>
        <table:table-row>
          <table:table-cell table:style-name="Table2.A1" office:value-type="string">
            <text:p text:style-name="P31">Name</text:p>
          </table:table-cell>
          <table:table-cell table:style-name="Table2.A1" office:value-type="string">
            <text:p text:style-name="P31">Typ</text:p>
          </table:table-cell>
          <table:table-cell table:style-name="Table2.C1" office:value-type="string">
            <text:p text:style-name="P31">Beschreibung</text:p>
          </table:table-cell>
        </table:table-row>
        <table:table-row>
          <table:table-cell table:style-name="Table2.A2" office:value-type="string">
            <text:p text:style-name="P18"><text:span text:style-name="T14">l_</text:span>n_pk_out</text:p>
          </table:table-cell>
          <table:table-cell table:style-name="Table2.A2" office:value-type="string">
            <text:p text:style-name="P18">NUMBER</text:p>
          </table:table-cell>
          <table:table-cell table:style-name="Table2.C2" office:value-type="string">
            <text:p text:style-name="P18"><text:span text:style-name="T14">P</text:span>K des Elements</text:p>
          </table:table-cell>
        </table:table-row>
        <table:table-row>
          <table:table-cell table:style-name="Table2.A2" office:value-type="string">
            <text:p text:style-name="P18">l_v_error_out</text:p>
          </table:table-cell>
          <table:table-cell table:style-name="Table2.A2" office:value-type="string">
            <text:p text:style-name="P18">NUMBER</text:p>
          </table:table-cell>
          <table:table-cell table:style-name="Table2.C2" office:value-type="string">
            <text:p text:style-name="P18">Möglicher Errorcode</text:p>
          </table:table-cell>
        </table:table-row>
      </table:table>
      <text:p text:style-name="P30"><text:soft-page-break/><text:span text:style-name="T9">sp_add_</text:span><text:span text:style-name="T10">adresse</text:span></text:p>
      <text:p text:style-name="P3"/>
      <text:p text:style-name="P10">Name</text:p>
      <text:p text:style-name="P30"><text:span text:style-name="T1">sp_add_</text:span><text:span text:style-name="T2">adresse</text:span></text:p>
      <text:p text:style-name="P3"/>
      <text:p text:style-name="P12">Art</text:p>
      <text:p text:style-name="P6">Procedure</text:p>
      <text:p text:style-name="P3"/>
      <text:p text:style-name="P12">Zweck</text:p>
      <text:p text:style-name="P30"><text:span text:style-name="T5">Diese Procedure legt </text:span><text:span text:style-name="T6">eine neue Adresse</text:span><text:span text:style-name="T5"> an, sollte </text:span><text:span text:style-name="T6">sie</text:span><text:span text:style-name="T5"> noch nicht existieren. Dabei werden alle nötigen Informationen </text:span><text:span text:style-name="T6">der Adresse </text:span><text:span text:style-name="T5">in den Parametern übergeben. Sollte d</text:span><text:span text:style-name="T6">ie Adresse</text:span><text:span text:style-name="T5"> bereits existiern oder erfolgreich erstellt worden sein, so wird der Primärschlüssel des Elements in den Ausgangsvariablen gespeichert.</text:span></text:p>
      <text:p text:style-name="P12"/>
      <text:p text:style-name="P12">Eingangsvariablen</text:p>
      <table:table table:name="Table3" table:style-name="Table3">
        <table:table-column table:style-name="Table3.A" table:number-columns-repeated="3"/>
        <table:table-row>
          <table:table-cell table:style-name="Table3.A1" office:value-type="string">
            <text:p text:style-name="P31">Name</text:p>
          </table:table-cell>
          <table:table-cell table:style-name="Table3.A1" office:value-type="string">
            <text:p text:style-name="P31">Typ</text:p>
          </table:table-cell>
          <table:table-cell table:style-name="Table3.C1" office:value-type="string">
            <text:p text:style-name="P31">Beschreibung</text:p>
          </table:table-cell>
        </table:table-row>
        <table:table-row>
          <table:table-cell table:style-name="Table3.A2" office:value-type="string">
            <text:p text:style-name="P30"><text:span text:style-name="T5">l_</text:span><text:span text:style-name="T6">v_strasse</text:span><text:span text:style-name="T5">_in</text:span></text:p>
          </table:table-cell>
          <table:table-cell table:style-name="Table3.A2" office:value-type="string">
            <text:p text:style-name="P19"><text:span text:style-name="T14">V</text:span>ARCHAR</text:p>
          </table:table-cell>
          <table:table-cell table:style-name="Table3.C2" office:value-type="string">
            <text:p text:style-name="P27"><text:span text:style-name="T5">S</text:span><text:span text:style-name="T4">traßenname der Adresse</text:span></text:p>
          </table:table-cell>
        </table:table-row>
        <table:table-row>
          <table:table-cell table:style-name="Table3.A2" office:value-type="string">
            <text:p text:style-name="P18">l_v_<text:span text:style-name="T15">hausnummer_in</text:span></text:p>
          </table:table-cell>
          <table:table-cell table:style-name="Table3.A2" office:value-type="string">
            <text:p text:style-name="P18">VARCHAR</text:p>
          </table:table-cell>
          <table:table-cell table:style-name="Table3.C2" office:value-type="string">
            <text:p text:style-name="P19">Hausnummer der Adresse</text:p>
          </table:table-cell>
        </table:table-row>
        <table:table-row>
          <table:table-cell table:style-name="Table3.A2" office:value-type="string">
            <text:p text:style-name="P19">l_n_plzpk_in</text:p>
          </table:table-cell>
          <table:table-cell table:style-name="Table3.A2" office:value-type="string">
            <text:p text:style-name="P19">NUMBER</text:p>
          </table:table-cell>
          <table:table-cell table:style-name="Table3.C2" office:value-type="string">
            <text:p text:style-name="P19">PLZ als FK der Adresse</text:p>
          </table:table-cell>
        </table:table-row>
      </table:table>
      <text:p text:style-name="P16"/>
      <text:p text:style-name="P12">Ausgangsvariablen</text:p>
      <table:table table:name="Table4" table:style-name="Table4">
        <table:table-column table:style-name="Table4.A" table:number-columns-repeated="3"/>
        <table:table-row>
          <table:table-cell table:style-name="Table4.A1" office:value-type="string">
            <text:p text:style-name="P31">Name</text:p>
          </table:table-cell>
          <table:table-cell table:style-name="Table4.A1" office:value-type="string">
            <text:p text:style-name="P31">Typ</text:p>
          </table:table-cell>
          <table:table-cell table:style-name="Table4.C1" office:value-type="string">
            <text:p text:style-name="P31">Beschreibung</text:p>
          </table:table-cell>
        </table:table-row>
        <table:table-row>
          <table:table-cell table:style-name="Table4.A2" office:value-type="string">
            <text:p text:style-name="P18">l_n_pk_out</text:p>
          </table:table-cell>
          <table:table-cell table:style-name="Table4.A2" office:value-type="string">
            <text:p text:style-name="P18">NUMBER</text:p>
          </table:table-cell>
          <table:table-cell table:style-name="Table4.C2" office:value-type="string">
            <text:p text:style-name="P18">PK des Elements</text:p>
          </table:table-cell>
        </table:table-row>
        <table:table-row>
          <table:table-cell table:style-name="Table4.A2" office:value-type="string">
            <text:p text:style-name="P18">l_v_error_out</text:p>
          </table:table-cell>
          <table:table-cell table:style-name="Table4.A2" office:value-type="string">
            <text:p text:style-name="P18">NUMBER</text:p>
          </table:table-cell>
          <table:table-cell table:style-name="Table4.C2" office:value-type="string">
            <text:p text:style-name="P18">Möglicher Errorcode</text:p>
          </table:table-cell>
        </table:table-row>
      </table:table>
      <text:p text:style-name="P24"/>
      <text:p text:style-name="P24">sp_add_<text:span text:style-name="T15">rolle</text:span></text:p>
      <text:p text:style-name="P3"/>
      <text:p text:style-name="P10">Name</text:p>
      <text:p text:style-name="P6">sp_add_<text:span text:style-name="T15">rolle</text:span></text:p>
      <text:p text:style-name="P3"/>
      <text:p text:style-name="P12">Art</text:p>
      <text:p text:style-name="P6">Procedure</text:p>
      <text:p text:style-name="P3"/>
      <text:p text:style-name="P12">Zweck</text:p>
      <text:p text:style-name="P30"><text:span text:style-name="T5">Diese Procedure legt </text:span><text:span text:style-name="T6">eine neue Rolle</text:span><text:span text:style-name="T5"> an, sollte </text:span><text:span text:style-name="T6">sie</text:span><text:span text:style-name="T5"> noch nicht existieren. Dabei werden alle nötigen Informationen über </text:span><text:span text:style-name="T6">die Role</text:span><text:span text:style-name="T5"> in den Parametern übergeben. Sollte </text:span><text:span text:style-name="T6">Rolle</text:span><text:span text:style-name="T5"> bereits existiern oder erfolgreich erstellt worden sein, so wird der Primärschlüssel des Elements in den Ausgangsvariablen gespeichert.</text:span></text:p>
      <text:p text:style-name="P12"/>
      <text:p text:style-name="P12">Eingangsvariablen</text:p>
      <table:table table:name="Table5" table:style-name="Table5">
        <table:table-column table:style-name="Table5.A" table:number-columns-repeated="3"/>
        <table:table-row>
          <table:table-cell table:style-name="Table5.A1" office:value-type="string">
            <text:p text:style-name="P31">Name</text:p>
          </table:table-cell>
          <table:table-cell table:style-name="Table5.A1" office:value-type="string">
            <text:p text:style-name="P31">Typ</text:p>
          </table:table-cell>
          <table:table-cell table:style-name="Table5.C1" office:value-type="string">
            <text:p text:style-name="P31">Beschreibung</text:p>
          </table:table-cell>
        </table:table-row>
        <table:table-row>
          <table:table-cell table:style-name="Table5.A2" office:value-type="string">
            <text:p text:style-name="P19"><text:span text:style-name="T14">l_</text:span>v_titel_in</text:p>
          </table:table-cell>
          <table:table-cell table:style-name="Table5.A2" office:value-type="string">
            <text:p text:style-name="P19"><text:span text:style-name="T14">V</text:span>ARCHAR</text:p>
          </table:table-cell>
          <table:table-cell table:style-name="Table5.C2" office:value-type="string">
            <text:p text:style-name="P19">Titel der Rolle</text:p>
          </table:table-cell>
        </table:table-row>
        <text:soft-page-break/>
        <table:table-row>
          <table:table-cell table:style-name="Table5.A2" office:value-type="string">
            <text:p text:style-name="P19">l_v_beschreibung_in</text:p>
          </table:table-cell>
          <table:table-cell table:style-name="Table5.A2" office:value-type="string">
            <text:p text:style-name="P18">VARCHAR</text:p>
          </table:table-cell>
          <table:table-cell table:style-name="Table5.C2" office:value-type="string">
            <text:p text:style-name="P19">Beschreibung der Rolle</text:p>
          </table:table-cell>
        </table:table-row>
      </table:table>
      <text:p text:style-name="P16"/>
      <text:p text:style-name="P12">Ausgangsvariablen</text:p>
      <table:table table:name="Table6" table:style-name="Table6">
        <table:table-column table:style-name="Table6.A" table:number-columns-repeated="3"/>
        <table:table-row>
          <table:table-cell table:style-name="Table6.A1" office:value-type="string">
            <text:p text:style-name="P31">Name</text:p>
          </table:table-cell>
          <table:table-cell table:style-name="Table6.A1" office:value-type="string">
            <text:p text:style-name="P31">Typ</text:p>
          </table:table-cell>
          <table:table-cell table:style-name="Table6.C1" office:value-type="string">
            <text:p text:style-name="P31">Beschreibung</text:p>
          </table:table-cell>
        </table:table-row>
        <table:table-row>
          <table:table-cell table:style-name="Table6.A2" office:value-type="string">
            <text:p text:style-name="P18">l_n_pk_out</text:p>
          </table:table-cell>
          <table:table-cell table:style-name="Table6.A2" office:value-type="string">
            <text:p text:style-name="P18">NUMBER</text:p>
          </table:table-cell>
          <table:table-cell table:style-name="Table6.C2" office:value-type="string">
            <text:p text:style-name="P18">PK des Elements</text:p>
          </table:table-cell>
        </table:table-row>
        <table:table-row>
          <table:table-cell table:style-name="Table6.A2" office:value-type="string">
            <text:p text:style-name="P18">l_v_error_out</text:p>
          </table:table-cell>
          <table:table-cell table:style-name="Table6.A2" office:value-type="string">
            <text:p text:style-name="P18">NUMBER</text:p>
          </table:table-cell>
          <table:table-cell table:style-name="Table6.C2" office:value-type="string">
            <text:p text:style-name="P18">Möglicher Errorcode</text:p>
          </table:table-cell>
        </table:table-row>
      </table:table>
      <text:p text:style-name="P24"/>
      <text:p text:style-name="P30"><text:span text:style-name="T9">sp_add_</text:span><text:span text:style-name="T10">user</text:span></text:p>
      <text:p text:style-name="P3"/>
      <text:p text:style-name="P10">Name</text:p>
      <text:p text:style-name="P30"><text:span text:style-name="T1">sp_add_</text:span><text:span text:style-name="T2">user</text:span></text:p>
      <text:p text:style-name="P3"/>
      <text:p text:style-name="P12">Art</text:p>
      <text:p text:style-name="P6">Procedure</text:p>
      <text:p text:style-name="P3"/>
      <text:p text:style-name="P12">Zweck</text:p>
      <text:p text:style-name="P30"><text:span text:style-name="T5">Diese Procedure legt einen neuen </text:span><text:span text:style-name="T6">User</text:span><text:span text:style-name="T5"> an, sollte er noch nicht existieren. Dabei werden alle nötigen Informationen über den </text:span><text:span text:style-name="T6">User </text:span><text:span text:style-name="T5">in den Parametern übergeben. </text:span><text:span text:style-name="T8">Das Geburtsdatum wird als VARCHAR im Format „YYYY-MM-DD“ übergeben und innerhalb der Prozedur auf DATE geparst.</text:span><text:span text:style-name="T5"> Sollte der </text:span><text:span text:style-name="T6">User </text:span><text:span text:style-name="T5">bereits existiern oder erfolgreich erstellt worden sein, so wird der Primärschlüssel des Elements in den Ausgangsvariablen gespeichert.</text:span></text:p>
      <text:p text:style-name="P12"/>
      <text:p text:style-name="P12">Eingangsvariablen</text:p>
      <table:table table:name="Table7" table:style-name="Table7">
        <table:table-column table:style-name="Table7.A" table:number-columns-repeated="3"/>
        <table:table-row>
          <table:table-cell table:style-name="Table7.A1" office:value-type="string">
            <text:p text:style-name="P31">Name</text:p>
          </table:table-cell>
          <table:table-cell table:style-name="Table7.A1" office:value-type="string">
            <text:p text:style-name="P31">Typ</text:p>
          </table:table-cell>
          <table:table-cell table:style-name="Table7.C1" office:value-type="string">
            <text:p text:style-name="P31">Beschreibung</text:p>
          </table:table-cell>
        </table:table-row>
        <table:table-row>
          <table:table-cell table:style-name="Table7.A2" office:value-type="string">
            <text:p text:style-name="P26"><text:span text:style-name="T11">l_n_</text:span><text:span text:style-name="T12">rollepk_in</text:span></text:p>
          </table:table-cell>
          <table:table-cell table:style-name="Table7.A2" office:value-type="string">
            <text:p text:style-name="P18">NUMBER</text:p>
          </table:table-cell>
          <table:table-cell table:style-name="Table7.C2" office:value-type="string">
            <text:p text:style-name="P19">PK der Rolle des Users</text:p>
          </table:table-cell>
        </table:table-row>
        <table:table-row>
          <table:table-cell table:style-name="Table7.A2" office:value-type="string">
            <text:p text:style-name="P26"><text:span text:style-name="T11">l_v_</text:span><text:span text:style-name="T12">vorname_in</text:span></text:p>
          </table:table-cell>
          <table:table-cell table:style-name="Table7.A2" office:value-type="string">
            <text:p text:style-name="P18">VARCHAR</text:p>
          </table:table-cell>
          <table:table-cell table:style-name="Table7.C2" office:value-type="string">
            <text:p text:style-name="P19">Vorname des Users</text:p>
          </table:table-cell>
        </table:table-row>
        <table:table-row>
          <table:table-cell table:style-name="Table7.A2" office:value-type="string">
            <text:p text:style-name="P27">l_v_nachname_in</text:p>
          </table:table-cell>
          <table:table-cell table:style-name="Table7.A2" office:value-type="string">
            <text:p text:style-name="P19">VARCHAR</text:p>
          </table:table-cell>
          <table:table-cell table:style-name="Table7.C2" office:value-type="string">
            <text:p text:style-name="P19">Nachname des Users</text:p>
          </table:table-cell>
        </table:table-row>
        <table:table-row>
          <table:table-cell table:style-name="Table7.A2" office:value-type="string">
            <text:p text:style-name="P28">l_<text:span text:style-name="T17">v</text:span>_dob_in</text:p>
          </table:table-cell>
          <table:table-cell table:style-name="Table7.A2" office:value-type="string">
            <text:p text:style-name="P36">VARCHAR</text:p>
          </table:table-cell>
          <table:table-cell table:style-name="Table7.C2" office:value-type="string">
            <text:p text:style-name="P20">Geburtsdatum des Users <text:span text:style-name="T17">im Format „YYYY-MM-DD“</text:span></text:p>
          </table:table-cell>
        </table:table-row>
        <table:table-row>
          <table:table-cell table:style-name="Table7.A2" office:value-type="string">
            <text:p text:style-name="P28">l_n_adressepk_in</text:p>
          </table:table-cell>
          <table:table-cell table:style-name="Table7.A2" office:value-type="string">
            <text:p text:style-name="P20">NUMBER</text:p>
          </table:table-cell>
          <table:table-cell table:style-name="Table7.C2" office:value-type="string">
            <text:p text:style-name="P20">PK der Adresse des Users</text:p>
          </table:table-cell>
        </table:table-row>
      </table:table>
      <text:p text:style-name="P16"/>
      <text:p text:style-name="P12">Ausgangsvariablen</text:p>
      <table:table table:name="Table8" table:style-name="Table8">
        <table:table-column table:style-name="Table8.A" table:number-columns-repeated="3"/>
        <table:table-row>
          <table:table-cell table:style-name="Table8.A1" office:value-type="string">
            <text:p text:style-name="P31">Name</text:p>
          </table:table-cell>
          <table:table-cell table:style-name="Table8.A1" office:value-type="string">
            <text:p text:style-name="P31">Typ</text:p>
          </table:table-cell>
          <table:table-cell table:style-name="Table8.C1" office:value-type="string">
            <text:p text:style-name="P31">Beschreibung</text:p>
          </table:table-cell>
        </table:table-row>
        <table:table-row>
          <table:table-cell table:style-name="Table8.A2" office:value-type="string">
            <text:p text:style-name="P18">l_n_pk_out</text:p>
          </table:table-cell>
          <table:table-cell table:style-name="Table8.A2" office:value-type="string">
            <text:p text:style-name="P18">NUMBER</text:p>
          </table:table-cell>
          <table:table-cell table:style-name="Table8.C2" office:value-type="string">
            <text:p text:style-name="P18">PK des Elements</text:p>
          </table:table-cell>
        </table:table-row>
        <table:table-row>
          <table:table-cell table:style-name="Table8.A2" office:value-type="string">
            <text:p text:style-name="P18">l_v_error_out</text:p>
          </table:table-cell>
          <table:table-cell table:style-name="Table8.A2" office:value-type="string">
            <text:p text:style-name="P18">NUMBER</text:p>
          </table:table-cell>
          <table:table-cell table:style-name="Table8.C2" office:value-type="string">
            <text:p text:style-name="P18">Möglicher Errorcode</text:p>
          </table:table-cell>
        </table:table-row>
      </table:table>
      <text:p text:style-name="P24"/>
      <text:p text:style-name="P24">sp_<text:span text:style-name="T16">delete_user</text:span></text:p>
      <text:p text:style-name="P3"/>
      <text:p text:style-name="P10">Name</text:p>
      <text:p text:style-name="P30"><text:span text:style-name="T1">sp_</text:span><text:span text:style-name="T3">delete_user</text:span></text:p>
      <text:p text:style-name="P3"><text:soft-page-break/></text:p>
      <text:p text:style-name="P12">Art</text:p>
      <text:p text:style-name="P6">Procedure</text:p>
      <text:p text:style-name="P3"/>
      <text:p text:style-name="P12">Zweck</text:p>
      <text:p text:style-name="P20">Diese Procedure löscht einen User aus der Datenbank. Um die Datenbestände konsistent und nachvollziehbar zu halten, werden die Artefakte des Users nicht gelöscht sondern einem Delete-User zugewiesen. Somit ist ersichtlich, dass die Einträge einem gelöschten User zugehörig sind, ohne die historische Integrität der Daten zu gefährden.</text:p>
      <text:p text:style-name="P20">Davon Betroffen sind: Nachrichten, Transaktionen und Angebote</text:p>
      <text:p text:style-name="P12"/>
      <text:p text:style-name="P12">Eingangsvariablen</text:p>
      <table:table table:name="Table9" table:style-name="Table9">
        <table:table-column table:style-name="Table9.A" table:number-columns-repeated="3"/>
        <table:table-row>
          <table:table-cell table:style-name="Table9.A1" office:value-type="string">
            <text:p text:style-name="P31">Name</text:p>
          </table:table-cell>
          <table:table-cell table:style-name="Table9.A1" office:value-type="string">
            <text:p text:style-name="P31">Typ</text:p>
          </table:table-cell>
          <table:table-cell table:style-name="Table9.C1" office:value-type="string">
            <text:p text:style-name="P31">Beschreibung</text:p>
          </table:table-cell>
        </table:table-row>
        <table:table-row>
          <table:table-cell table:style-name="Table9.A2" office:value-type="string">
            <text:p text:style-name="P26"><text:span text:style-name="T5">l_n_</text:span><text:span text:style-name="T7">userid_in</text:span></text:p>
          </table:table-cell>
          <table:table-cell table:style-name="Table9.A2" office:value-type="string">
            <text:p text:style-name="P18">NUMBER</text:p>
          </table:table-cell>
          <table:table-cell table:style-name="Table9.C2" office:value-type="string">
            <text:p text:style-name="P20">userid des zu löschenden Nutzers</text:p>
          </table:table-cell>
        </table:table-row>
      </table:table>
      <text:p text:style-name="P16"/>
      <text:p text:style-name="P12">Ausgangsvariablen</text:p>
      <table:table table:name="Table10" table:style-name="Table10">
        <table:table-column table:style-name="Table10.A" table:number-columns-repeated="3"/>
        <table:table-row>
          <table:table-cell table:style-name="Table10.A1" office:value-type="string">
            <text:p text:style-name="P31">Name</text:p>
          </table:table-cell>
          <table:table-cell table:style-name="Table10.A1" office:value-type="string">
            <text:p text:style-name="P31">Typ</text:p>
          </table:table-cell>
          <table:table-cell table:style-name="Table10.C1" office:value-type="string">
            <text:p text:style-name="P31">Beschreibung</text:p>
          </table:table-cell>
        </table:table-row>
        <table:table-row>
          <table:table-cell table:style-name="Table10.A2" office:value-type="string">
            <text:p text:style-name="P18">l_v_error_out</text:p>
          </table:table-cell>
          <table:table-cell table:style-name="Table10.A2" office:value-type="string">
            <text:p text:style-name="P18">NUMBER</text:p>
          </table:table-cell>
          <table:table-cell table:style-name="Table10.C2" office:value-type="string">
            <text:p text:style-name="P18">Möglicher Errorcode</text:p>
          </table:table-cell>
        </table:table-row>
      </table:table>
      <text:h text:style-name="P38" text:outline-level="1"/>
      <text:h text:style-name="P37" text:outline-level="1">Functions</text:h>
      <text:p text:style-name="P25">f_filter_angebot_by_produktname_cur</text:p>
      <text:p text:style-name="P4"/>
      <text:p text:style-name="P11">Name</text:p>
      <text:p text:style-name="P7"><text:span text:style-name="T16">f_</text:span>filter_angebot_by_produktname_cur</text:p>
      <text:p text:style-name="P4"/>
      <text:p text:style-name="P13">Art</text:p>
      <text:p text:style-name="P7">Function</text:p>
      <text:p text:style-name="P4"/>
      <text:p text:style-name="P13">Zweck</text:p>
      <text:p text:style-name="P20">Diese Funktion zeigt alle Angebote, welche ein Produkt inserieren, das den mitgegebenen Suchstring enthält. Sie bezieht sich auf die Basisrelationen „Angebot“, „Produkt_Angebot“ und „Produkt“.</text:p>
      <text:p text:style-name="P17"/>
      <text:p text:style-name="P13">Eingangsvariablen</text:p>
      <table:table table:name="Table11" table:style-name="Table11">
        <table:table-column table:style-name="Table11.A" table:number-columns-repeated="3"/>
        <table:table-row>
          <table:table-cell table:style-name="Table11.A1" office:value-type="string">
            <text:p text:style-name="P32">Name</text:p>
          </table:table-cell>
          <table:table-cell table:style-name="Table11.A1" office:value-type="string">
            <text:p text:style-name="P32">Typ</text:p>
          </table:table-cell>
          <table:table-cell table:style-name="Table11.C1" office:value-type="string">
            <text:p text:style-name="P32">Beschreibung</text:p>
          </table:table-cell>
        </table:table-row>
        <table:table-row>
          <table:table-cell table:style-name="Table11.A2" office:value-type="string">
            <text:p text:style-name="P29"><text:span text:style-name="T7">L_</text:span><text:span text:style-name="T4">v_suchstring_in</text:span></text:p>
          </table:table-cell>
          <table:table-cell table:style-name="Table11.A2" office:value-type="string">
            <text:p text:style-name="P21"><text:span text:style-name="T14">V</text:span>ARCHAR</text:p>
          </table:table-cell>
          <table:table-cell table:style-name="Table11.C2" office:value-type="string">
            <text:p text:style-name="P21">Der Suchstring</text:p>
          </table:table-cell>
        </table:table-row>
      </table:table>
      <text:p text:style-name="P17"/>
      <text:p text:style-name="P13">Ausgangsvariablen</text:p>
      <table:table table:name="Table12" table:style-name="Table12">
        <table:table-column table:style-name="Table12.A" table:number-columns-repeated="3"/>
        <table:table-row>
          <table:table-cell table:style-name="Table12.A1" office:value-type="string">
            <text:p text:style-name="P32">Name</text:p>
          </table:table-cell>
          <table:table-cell table:style-name="Table12.A1" office:value-type="string">
            <text:p text:style-name="P32">Typ</text:p>
          </table:table-cell>
          <table:table-cell table:style-name="Table12.C1" office:value-type="string">
            <text:p text:style-name="P32">Beschreibung</text:p>
          </table:table-cell>
        </table:table-row>
        <text:soft-page-break/>
        <table:table-row>
          <table:table-cell table:style-name="Table12.A2" office:value-type="string">
            <text:p text:style-name="P21">l_return_cursor_cur_out</text:p>
          </table:table-cell>
          <table:table-cell table:style-name="Table12.A2" office:value-type="string">
            <text:p text:style-name="P21">SYS_REFCURSOR</text:p>
          </table:table-cell>
          <table:table-cell table:style-name="Table12.C2" office:value-type="string">
            <text:p text:style-name="P21">Cursor aller zutreffenden Einträge</text:p>
          </table:table-cell>
        </table:table-row>
      </table:table>
      <text:h text:style-name="P39"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0T00:18:30.824488250</meta:creation-date>
    <meta:generator>LibreOffice/6.4.4.2$Linux_X86_64 LibreOffice_project/40$Build-2</meta:generator>
    <dc:date>2020-06-25T12:47:02.485094431</dc:date>
    <meta:editing-duration>PT1H50M18S</meta:editing-duration>
    <meta:editing-cycles>15</meta:editing-cycles>
    <meta:document-statistic meta:table-count="12" meta:image-count="0" meta:object-count="0" meta:page-count="5" meta:paragraph-count="176" meta:word-count="525" meta:character-count="4030" meta:non-whitespace-character-count="3681"/>
  </office:meta>
</office:document-meta>
</file>